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15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3.443cm"/>
    </style:style>
    <style:style style:name="co7" style:family="table-column">
      <style:table-column-properties fo:break-before="auto" style:column-width="8.982cm"/>
    </style:style>
    <style:style style:name="co8" style:family="table-column">
      <style:table-column-properties fo:break-before="auto" style:column-width="5.577cm"/>
    </style:style>
    <style:style style:name="co9" style:family="table-column">
      <style:table-column-properties fo:break-before="auto" style:column-width="2.127cm"/>
    </style:style>
    <style:style style:name="co10" style:family="table-column">
      <style:table-column-properties fo:break-before="auto" style:column-width="1.81cm"/>
    </style:style>
    <style:style style:name="co11" style:family="table-column">
      <style:table-column-properties fo:break-before="auto" style:column-width="2.604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216cm"/>
    </style:style>
    <style:style style:name="co14" style:family="table-column">
      <style:table-column-properties fo:break-before="auto" style:column-width="2.422cm"/>
    </style:style>
    <style:style style:name="co15" style:family="table-column">
      <style:table-column-properties fo:break-before="auto" style:column-width="2.332cm"/>
    </style:style>
    <style:style style:name="co16" style:family="table-column">
      <style:table-column-properties fo:break-before="auto" style:column-width="3.1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Таблица 1" table:style-name="ta1">
        <table:shapes>
          <draw:frame draw:z-index="0" draw:style-name="gr1" draw:text-style-name="P1" svg:width="15.999cm" svg:height="8.999cm" svg:x="18.753cm" svg:y="0cm">
            <draw:object draw:notify-on-update-of-ranges="'Таблица 1'.B2:'Таблица 1'.B19 'Таблица 1'.C2:'Таблица 1'.C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8.73cm" svg:y="13.452cm">
            <draw:object draw:notify-on-update-of-ranges="'Таблица 1'.F2:'Таблица 1'.F21 'Таблица 1'.G2:'Таблица 1'.G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1" table:default-cell-style-name="ce7"/>
        <table:table-column table:style-name="co7" table:default-cell-style-name="ce7"/>
        <table:table-column table:style-name="co1" table:number-columns-repeated="1005" table:default-cell-style-name="ce7"/>
        <table:table-row table:style-name="ro1">
          <table:table-cell table:style-name="ce6"/>
          <table:table-cell table:style-name="ce6" office:value-type="string" calcext:value-type="string">
            <text:p>t, цельс</text:p>
          </table:table-cell>
          <table:table-cell table:style-name="ce6" office:value-type="string" calcext:value-type="string">
            <text:p>Rm, Ом</text:p>
          </table:table-cell>
          <table:table-cell table:style-name="ce6" office:value-type="string" calcext:value-type="string">
            <text:p>Rs, Ом</text:p>
          </table:table-cell>
          <table:table-cell table:style-name="ce6" office:value-type="string" calcext:value-type="string">
            <text:p>T, K</text:p>
          </table:table-cell>
          <table:table-cell table:style-name="ce6" office:value-type="string" calcext:value-type="string">
            <text:p>1/T, K^-1</text:p>
          </table:table-cell>
          <table:table-cell table:style-name="ce6" office:value-type="string" calcext:value-type="string">
            <text:p>ln Rs</text:p>
          </table:table-cell>
          <table:table-cell table:number-columns-repeated="8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, цельс</text:p>
          </table:table-cell>
          <table:table-cell table:style-name="ce4" office:value-type="string" calcext:value-type="string">
            <text:p>Rm, Ом</text:p>
          </table:table-cell>
          <table:table-cell office:value-type="string" calcext:value-type="string">
            <text:p>Данные, для построения на миллиметровке 27 x 18</text:p>
          </table:table-cell>
          <table:table-cell table:number-columns-repeated="100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101" calcext:value-type="float">
            <text:p>1101,0000</text:p>
          </table:table-cell>
          <table:table-cell table:style-name="ce5" office:value-type="float" office:value="5324" calcext:value-type="float">
            <text:p>5324,0000</text:p>
          </table:table-cell>
          <table:table-cell table:formula="of:=[.B2] + 273.15" office:value-type="float" office:value="293.15" calcext:value-type="float">
            <text:p>293,15</text:p>
          </table:table-cell>
          <table:table-cell table:formula="of:=1/[.E2]" office:value-type="float" office:value="0.00341122292341805" calcext:value-type="float">
            <text:p>0,00341122292341805</text:p>
          </table:table-cell>
          <table:table-cell table:formula="of:=LN([.D2])" office:value-type="float" office:value="8.579980179515" calcext:value-type="float">
            <text:p>8,579980179515</text:p>
          </table:table-cell>
          <table:table-cell table:formula="of:=[.F2]*1000" office:value-type="float" office:value="3.41122292341805" calcext:value-type="float">
            <text:p>3,41122292341805</text:p>
          </table:table-cell>
          <table:table-cell table:number-columns-repeated="7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800" calcext:value-type="float">
            <text:p>800</text:p>
          </table:table-cell>
          <table:table-cell table:number-columns-repeated="100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1109" calcext:value-type="float">
            <text:p>1109,0000</text:p>
          </table:table-cell>
          <table:table-cell table:style-name="ce5" office:value-type="float" office:value="5092" calcext:value-type="float">
            <text:p>5092,0000</text:p>
          </table:table-cell>
          <table:table-cell table:formula="of:=[.B3] + 273.15" office:value-type="float" office:value="295.15" calcext:value-type="float">
            <text:p>295,15</text:p>
          </table:table-cell>
          <table:table-cell table:formula="of:=1/[.E3]" office:value-type="float" office:value="0.00338810774182619" calcext:value-type="float">
            <text:p>0,00338810774182619</text:p>
          </table:table-cell>
          <table:table-cell table:formula="of:=LN([.D3])" office:value-type="float" office:value="8.5354259596773" calcext:value-type="float">
            <text:p>8,5354259596773</text:p>
          </table:table-cell>
          <table:table-cell table:formula="of:=[.F3]*1000" office:value-type="float" office:value="3.38810774182619" calcext:value-type="float">
            <text:p>3,38810774182619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R2]+40" office:value-type="float" office:value="840" calcext:value-type="float">
            <text:p>840</text:p>
          </table:table-cell>
          <table:table-cell table:number-columns-repeated="100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1116" calcext:value-type="float">
            <text:p>1116,0000</text:p>
          </table:table-cell>
          <table:table-cell table:style-name="ce5" office:value-type="float" office:value="4707" calcext:value-type="float">
            <text:p>4707,0000</text:p>
          </table:table-cell>
          <table:table-cell table:formula="of:=[.B4] + 273.15" office:value-type="float" office:value="297.15" calcext:value-type="float">
            <text:p>297,15</text:p>
          </table:table-cell>
          <table:table-cell table:formula="of:=1/[.E4]" office:value-type="float" office:value="0.00336530371866061" calcext:value-type="float">
            <text:p>0,00336530371866061</text:p>
          </table:table-cell>
          <table:table-cell table:formula="of:=LN([.D4])" office:value-type="float" office:value="8.45680604140114" calcext:value-type="float">
            <text:p>8,45680604140114</text:p>
          </table:table-cell>
          <table:table-cell table:formula="of:=[.F4]*1000" office:value-type="float" office:value="3.36530371866061" calcext:value-type="float">
            <text:p>3,36530371866061</text:p>
          </table:table-cell>
          <table:table-cell table:number-columns-repeated="7"/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R3]+40" office:value-type="float" office:value="880" calcext:value-type="float">
            <text:p>880</text:p>
          </table:table-cell>
          <table:table-cell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1123" calcext:value-type="float">
            <text:p>1123,0000</text:p>
          </table:table-cell>
          <table:table-cell table:style-name="ce5" office:value-type="float" office:value="4421" calcext:value-type="float">
            <text:p>4421,0000</text:p>
          </table:table-cell>
          <table:table-cell table:formula="of:=[.B5] + 273.15" office:value-type="float" office:value="299.15" calcext:value-type="float">
            <text:p>299,15</text:p>
          </table:table-cell>
          <table:table-cell table:formula="of:=1/[.E5]" office:value-type="float" office:value="0.00334280461307037" calcext:value-type="float">
            <text:p>0,00334280461307037</text:p>
          </table:table-cell>
          <table:table-cell table:formula="of:=LN([.D5])" office:value-type="float" office:value="8.39412119382624" calcext:value-type="float">
            <text:p>8,39412119382624</text:p>
          </table:table-cell>
          <table:table-cell table:formula="of:=[.F5]*1000" office:value-type="float" office:value="3.34280461307037" calcext:value-type="float">
            <text:p>3,34280461307037</text:p>
          </table:table-cell>
          <table:table-cell table:number-columns-repeated="7"/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R4]+40" office:value-type="float" office:value="920" calcext:value-type="float">
            <text:p>920</text:p>
          </table:table-cell>
          <table:table-cell table:number-columns-repeated="100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131" calcext:value-type="float">
            <text:p>1131,0000</text:p>
          </table:table-cell>
          <table:table-cell table:style-name="ce5" office:value-type="float" office:value="4095" calcext:value-type="float">
            <text:p>4095,0000</text:p>
          </table:table-cell>
          <table:table-cell table:formula="of:=[.B6] + 273.15" office:value-type="float" office:value="301.15" calcext:value-type="float">
            <text:p>301,15</text:p>
          </table:table-cell>
          <table:table-cell table:formula="of:=1/[.E6]" office:value-type="float" office:value="0.0033206043499917" calcext:value-type="float">
            <text:p>0,0033206043499917</text:p>
          </table:table-cell>
          <table:table-cell table:formula="of:=LN([.D6])" office:value-type="float" office:value="8.31752199628717" calcext:value-type="float">
            <text:p>8,31752199628717</text:p>
          </table:table-cell>
          <table:table-cell table:formula="of:=[.F6]*1000" office:value-type="float" office:value="3.3206043499917" calcext:value-type="float">
            <text:p>3,3206043499917</text:p>
          </table:table-cell>
          <table:table-cell table:number-columns-repeated="7"/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[.R5]+40" office:value-type="float" office:value="960" calcext:value-type="float">
            <text:p>960</text:p>
          </table:table-cell>
          <table:table-cell table:number-columns-repeated="100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1139" calcext:value-type="float">
            <text:p>1139,0000</text:p>
          </table:table-cell>
          <table:table-cell table:style-name="ce5" office:value-type="float" office:value="3761" calcext:value-type="float">
            <text:p>3761,0000</text:p>
          </table:table-cell>
          <table:table-cell table:formula="of:=[.B7] + 273.15" office:value-type="float" office:value="303.15" calcext:value-type="float">
            <text:p>303,15</text:p>
          </table:table-cell>
          <table:table-cell table:formula="of:=1/[.E7]" office:value-type="float" office:value="0.0032986970146792" calcext:value-type="float">
            <text:p>0,0032986970146792</text:p>
          </table:table-cell>
          <table:table-cell table:formula="of:=LN([.D7])" office:value-type="float" office:value="8.23244015847034" calcext:value-type="float">
            <text:p>8,23244015847034</text:p>
          </table:table-cell>
          <table:table-cell table:formula="of:=[.F7]*1000" office:value-type="float" office:value="3.2986970146792" calcext:value-type="float">
            <text:p>3,2986970146792</text:p>
          </table:table-cell>
          <table:table-cell table:number-columns-repeated="7"/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[.R6]+40" office:value-type="float" office:value="1000" calcext:value-type="float">
            <text:p>1000</text:p>
          </table:table-cell>
          <table:table-cell table:number-columns-repeated="1006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147" calcext:value-type="float">
            <text:p>1147,0000</text:p>
          </table:table-cell>
          <table:table-cell table:style-name="ce5" office:value-type="float" office:value="3474" calcext:value-type="float">
            <text:p>3474,0000</text:p>
          </table:table-cell>
          <table:table-cell table:formula="of:=[.B8] + 273.15" office:value-type="float" office:value="305.15" calcext:value-type="float">
            <text:p>305,15</text:p>
          </table:table-cell>
          <table:table-cell table:formula="of:=1/[.E8]" office:value-type="float" office:value="0.00327707684745207" calcext:value-type="float">
            <text:p>0,00327707684745207</text:p>
          </table:table-cell>
          <table:table-cell table:formula="of:=LN([.D8])" office:value-type="float" office:value="8.15306194680105" calcext:value-type="float">
            <text:p>8,15306194680105</text:p>
          </table:table-cell>
          <table:table-cell table:formula="of:=[.F8]*1000" office:value-type="float" office:value="3.27707684745207" calcext:value-type="float">
            <text:p>3,27707684745207</text:p>
          </table:table-cell>
          <table:table-cell table:number-columns-repeated="7"/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table:formula="of:=[.R7]+40" office:value-type="float" office:value="1040" calcext:value-type="float">
            <text:p>1040</text:p>
          </table:table-cell>
          <table:table-cell table:number-columns-repeated="1006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1156" calcext:value-type="float">
            <text:p>1156,0000</text:p>
          </table:table-cell>
          <table:table-cell table:style-name="ce5" office:value-type="float" office:value="3176" calcext:value-type="float">
            <text:p>3176,0000</text:p>
          </table:table-cell>
          <table:table-cell table:formula="of:=[.B9] + 273.15" office:value-type="float" office:value="307.15" calcext:value-type="float">
            <text:p>307,15</text:p>
          </table:table-cell>
          <table:table-cell table:formula="of:=1/[.E9]" office:value-type="float" office:value="0.00325573823864561" calcext:value-type="float">
            <text:p>0,00325573823864561</text:p>
          </table:table-cell>
          <table:table-cell table:formula="of:=LN([.D9])" office:value-type="float" office:value="8.06337782236703" calcext:value-type="float">
            <text:p>8,06337782236703</text:p>
          </table:table-cell>
          <table:table-cell table:formula="of:=[.F9]*1000" office:value-type="float" office:value="3.25573823864561" calcext:value-type="float">
            <text:p>3,25573823864561</text:p>
          </table:table-cell>
          <table:table-cell table:number-columns-repeated="7"/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formula="of:=[.R8]+40" office:value-type="float" office:value="1080" calcext:value-type="float">
            <text:p>1080</text:p>
          </table:table-cell>
          <table:table-cell table:number-columns-repeated="100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1164" calcext:value-type="float">
            <text:p>1164,0000</text:p>
          </table:table-cell>
          <table:table-cell table:style-name="ce5" office:value-type="float" office:value="2985" calcext:value-type="float">
            <text:p>2985,0000</text:p>
          </table:table-cell>
          <table:table-cell table:formula="of:=[.B10] + 273.15" office:value-type="float" office:value="309.15" calcext:value-type="float">
            <text:p>309,15</text:p>
          </table:table-cell>
          <table:table-cell table:formula="of:=1/[.E10]" office:value-type="float" office:value="0.00323467572375869" calcext:value-type="float">
            <text:p>0,00323467572375869</text:p>
          </table:table-cell>
          <table:table-cell table:formula="of:=LN([.D10])" office:value-type="float" office:value="8.0013550258267" calcext:value-type="float">
            <text:p>8,0013550258267</text:p>
          </table:table-cell>
          <table:table-cell table:formula="of:=[.F10]*1000" office:value-type="float" office:value="3.23467572375869" calcext:value-type="float">
            <text:p>3,23467572375869</text:p>
          </table:table-cell>
          <table:table-cell table:number-columns-repeated="7"/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formula="of:=[.R9]+40" office:value-type="float" office:value="1120" calcext:value-type="float">
            <text:p>1120</text:p>
          </table:table-cell>
          <table:table-cell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1171" calcext:value-type="float">
            <text:p>1171,0000</text:p>
          </table:table-cell>
          <table:table-cell table:style-name="ce5" office:value-type="float" office:value="2754" calcext:value-type="float">
            <text:p>2754,0000</text:p>
          </table:table-cell>
          <table:table-cell table:formula="of:=[.B11] + 273.15" office:value-type="float" office:value="311.15" calcext:value-type="float">
            <text:p>311,15</text:p>
          </table:table-cell>
          <table:table-cell table:formula="of:=1/[.E11]" office:value-type="float" office:value="0.00321388397878837" calcext:value-type="float">
            <text:p>0,00321388397878837</text:p>
          </table:table-cell>
          <table:table-cell table:formula="of:=LN([.D11])" office:value-type="float" office:value="7.9208096792886" calcext:value-type="float">
            <text:p>7,9208096792886</text:p>
          </table:table-cell>
          <table:table-cell table:formula="of:=[.F11]*1000" office:value-type="float" office:value="3.21388397878837" calcext:value-type="float">
            <text:p>3,21388397878837</text:p>
          </table:table-cell>
          <table:table-cell table:number-columns-repeated="7"/>
          <table:table-cell table:style-name="ce8" office:value-type="float" office:value="9" calcext:value-type="float">
            <text:p>9</text:p>
          </table:table-cell>
          <table:table-cell table:style-name="ce8" office:value-type="float" office:value="18" calcext:value-type="float">
            <text:p>18</text:p>
          </table:table-cell>
          <table:table-cell table:style-name="ce8" table:formula="of:=[.R10]+40" office:value-type="float" office:value="1160" calcext:value-type="float">
            <text:p>1160</text:p>
          </table:table-cell>
          <table:table-cell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1180" calcext:value-type="float">
            <text:p>1180,0000</text:p>
          </table:table-cell>
          <table:table-cell table:style-name="ce5" office:value-type="float" office:value="2571" calcext:value-type="float">
            <text:p>2571,0000</text:p>
          </table:table-cell>
          <table:table-cell table:formula="of:=[.B12] + 273.15" office:value-type="float" office:value="313.15" calcext:value-type="float">
            <text:p>313,15</text:p>
          </table:table-cell>
          <table:table-cell table:formula="of:=1/[.E12]" office:value-type="float" office:value="0.00319335781574325" calcext:value-type="float">
            <text:p>0,00319335781574325</text:p>
          </table:table-cell>
          <table:table-cell table:formula="of:=LN([.D12])" office:value-type="float" office:value="7.85205020726589" calcext:value-type="float">
            <text:p>7,85205020726589</text:p>
          </table:table-cell>
          <table:table-cell table:formula="of:=[.F12]*1000" office:value-type="float" office:value="3.19335781574325" calcext:value-type="float">
            <text:p>3,19335781574325</text:p>
          </table:table-cell>
          <table:table-cell table:number-columns-repeated="7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table:formula="of:=[.R11]+40" office:value-type="float" office:value="1200" calcext:value-type="float">
            <text:p>1200</text:p>
          </table:table-cell>
          <table:table-cell table:number-columns-repeated="100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1187" calcext:value-type="float">
            <text:p>1187,0000</text:p>
          </table:table-cell>
          <table:table-cell table:style-name="ce5" office:value-type="float" office:value="2363" calcext:value-type="float">
            <text:p>2363,0000</text:p>
          </table:table-cell>
          <table:table-cell table:formula="of:=[.B13] + 273.15" office:value-type="float" office:value="315.15" calcext:value-type="float">
            <text:p>315,15</text:p>
          </table:table-cell>
          <table:table-cell table:formula="of:=1/[.E13]" office:value-type="float" office:value="0.00317309217832778" calcext:value-type="float">
            <text:p>0,00317309217832778</text:p>
          </table:table-cell>
          <table:table-cell table:formula="of:=LN([.D13])" office:value-type="float" office:value="7.76768727718691" calcext:value-type="float">
            <text:p>7,76768727718691</text:p>
          </table:table-cell>
          <table:table-cell table:formula="of:=[.F13]*1000" office:value-type="float" office:value="3.17309217832778" calcext:value-type="float">
            <text:p>3,17309217832778</text:p>
          </table:table-cell>
          <table:table-cell table:number-columns-repeated="7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22" calcext:value-type="float">
            <text:p>22</text:p>
          </table:table-cell>
          <table:table-cell table:style-name="ce8" table:formula="of:=[.R12]+40" office:value-type="float" office:value="1240" calcext:value-type="float">
            <text:p>1240</text:p>
          </table:table-cell>
          <table:table-cell table:number-columns-repeated="1006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1194" calcext:value-type="float">
            <text:p>1194,0000</text:p>
          </table:table-cell>
          <table:table-cell table:style-name="ce5" office:value-type="float" office:value="2202" calcext:value-type="float">
            <text:p>2202,0000</text:p>
          </table:table-cell>
          <table:table-cell table:formula="of:=[.B14] + 273.15" office:value-type="float" office:value="317.15" calcext:value-type="float">
            <text:p>317,15</text:p>
          </table:table-cell>
          <table:table-cell table:formula="of:=1/[.E14]" office:value-type="float" office:value="0.00315308213778969" calcext:value-type="float">
            <text:p>0,00315308213778969</text:p>
          </table:table-cell>
          <table:table-cell table:formula="of:=LN([.D14])" office:value-type="float" office:value="7.69712131728263" calcext:value-type="float">
            <text:p>7,69712131728263</text:p>
          </table:table-cell>
          <table:table-cell table:formula="of:=[.F14]*1000" office:value-type="float" office:value="3.15308213778969" calcext:value-type="float">
            <text:p>3,15308213778969</text:p>
          </table:table-cell>
          <table:table-cell table:number-columns-repeated="7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24" calcext:value-type="float">
            <text:p>24</text:p>
          </table:table-cell>
          <table:table-cell table:style-name="ce8" table:formula="of:=[.R13]+40" office:value-type="float" office:value="1280" calcext:value-type="float">
            <text:p>1280</text:p>
          </table:table-cell>
          <table:table-cell table:number-columns-repeated="1006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style-name="ce5" office:value-type="float" office:value="1197" calcext:value-type="float">
            <text:p>1197,0000</text:p>
          </table:table-cell>
          <table:table-cell table:style-name="ce5" office:value-type="float" office:value="2048" calcext:value-type="float">
            <text:p>2048,0000</text:p>
          </table:table-cell>
          <table:table-cell table:formula="of:=[.B15] + 273.15" office:value-type="float" office:value="319.15" calcext:value-type="float">
            <text:p>319,15</text:p>
          </table:table-cell>
          <table:table-cell table:formula="of:=1/[.E15]" office:value-type="float" office:value="0.0031333228889237" calcext:value-type="float">
            <text:p>0,0031333228889237</text:p>
          </table:table-cell>
          <table:table-cell table:formula="of:=LN([.D15])" office:value-type="float" office:value="7.6246189861594" calcext:value-type="float">
            <text:p>7,6246189861594</text:p>
          </table:table-cell>
          <table:table-cell table:formula="of:=[.F15]*1000" office:value-type="float" office:value="3.1333228889237" calcext:value-type="float">
            <text:p>3,1333228889237</text:p>
          </table:table-cell>
          <table:table-cell table:number-columns-repeated="7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6" calcext:value-type="float">
            <text:p>26</text:p>
          </table:table-cell>
          <table:table-cell table:style-name="ce8" table:formula="of:=[.R14]+40" office:value-type="float" office:value="1320" calcext:value-type="float">
            <text:p>1320</text:p>
          </table:table-cell>
          <table:table-cell table:number-columns-repeated="1006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1252" calcext:value-type="float">
            <text:p>1252,0000</text:p>
          </table:table-cell>
          <table:table-cell table:style-name="ce5" office:value-type="float" office:value="1888" calcext:value-type="float">
            <text:p>1888,0000</text:p>
          </table:table-cell>
          <table:table-cell table:formula="of:=[.B16] + 273.15" office:value-type="float" office:value="321.15" calcext:value-type="float">
            <text:p>321,15</text:p>
          </table:table-cell>
          <table:table-cell table:formula="of:=1/[.E16]" office:value-type="float" office:value="0.00311380974622451" calcext:value-type="float">
            <text:p>0,00311380974622451</text:p>
          </table:table-cell>
          <table:table-cell table:formula="of:=LN([.D16])" office:value-type="float" office:value="7.54327334670545" calcext:value-type="float">
            <text:p>7,54327334670545</text:p>
          </table:table-cell>
          <table:table-cell table:formula="of:=[.F16]*1000" office:value-type="float" office:value="3.11380974622451" calcext:value-type="float">
            <text:p>3,11380974622451</text:p>
          </table:table-cell>
          <table:table-cell table:number-columns-repeated="7"/>
          <table:table-cell table:style-name="ce8" office:value-type="float" office:value="14" calcext:value-type="float">
            <text:p>14</text:p>
          </table:table-cell>
          <table:table-cell table:style-name="ce8" office:value-type="float" office:value="28" calcext:value-type="float">
            <text:p>28</text:p>
          </table:table-cell>
          <table:table-cell table:style-name="ce8" table:formula="of:=[.R15]+40" office:value-type="float" office:value="1360" calcext:value-type="float">
            <text:p>1360</text:p>
          </table:table-cell>
          <table:table-cell table:number-columns-repeated="1006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1293" calcext:value-type="float">
            <text:p>1293,0000</text:p>
          </table:table-cell>
          <table:table-cell table:style-name="ce5" office:value-type="float" office:value="1713" calcext:value-type="float">
            <text:p>1713,0000</text:p>
          </table:table-cell>
          <table:table-cell table:formula="of:=[.B17] + 273.15" office:value-type="float" office:value="323.15" calcext:value-type="float">
            <text:p>323,15</text:p>
          </table:table-cell>
          <table:table-cell table:formula="of:=1/[.E17]" office:value-type="float" office:value="0.00309453814018258" calcext:value-type="float">
            <text:p>0,00309453814018258</text:p>
          </table:table-cell>
          <table:table-cell table:formula="of:=LN([.D17])" office:value-type="float" office:value="7.44600149832412" calcext:value-type="float">
            <text:p>7,44600149832412</text:p>
          </table:table-cell>
          <table:table-cell table:formula="of:=[.F17]*1000" office:value-type="float" office:value="3.09453814018258" calcext:value-type="float">
            <text:p>3,09453814018258</text:p>
          </table:table-cell>
          <table:table-cell table:number-columns-repeated="7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30" calcext:value-type="float">
            <text:p>30</text:p>
          </table:table-cell>
          <table:table-cell table:style-name="ce8" table:formula="of:=[.R16]+40" office:value-type="float" office:value="1400" calcext:value-type="float">
            <text:p>1400</text:p>
          </table:table-cell>
          <table:table-cell table:number-columns-repeated="1006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1382" calcext:value-type="float">
            <text:p>1382,0000</text:p>
          </table:table-cell>
          <table:table-cell table:style-name="ce5" office:value-type="float" office:value="1642" calcext:value-type="float">
            <text:p>1642,0000</text:p>
          </table:table-cell>
          <table:table-cell table:formula="of:=[.B18] + 273.15" office:value-type="float" office:value="325.15" calcext:value-type="float">
            <text:p>325,15</text:p>
          </table:table-cell>
          <table:table-cell table:formula="of:=1/[.E18]" office:value-type="float" office:value="0.00307550361371675" calcext:value-type="float">
            <text:p>0,00307550361371675</text:p>
          </table:table-cell>
          <table:table-cell table:formula="of:=LN([.D18])" office:value-type="float" office:value="7.40367029001237" calcext:value-type="float">
            <text:p>7,40367029001237</text:p>
          </table:table-cell>
          <table:table-cell table:formula="of:=[.F18]*1000" office:value-type="float" office:value="3.07550361371675" calcext:value-type="float">
            <text:p>3,07550361371675</text:p>
          </table:table-cell>
          <table:table-cell table:number-columns-repeated="7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formula="of:=[.R17]+40" office:value-type="float" office:value="1440" calcext:value-type="float">
            <text:p>1440</text:p>
          </table:table-cell>
          <table:table-cell table:number-columns-repeated="1006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1498" calcext:value-type="float">
            <text:p>1498,0000</text:p>
          </table:table-cell>
          <table:table-cell table:style-name="ce5" office:value-type="float" office:value="1490" calcext:value-type="float">
            <text:p>1490,0000</text:p>
          </table:table-cell>
          <table:table-cell table:formula="of:=[.B19] + 273.15" office:value-type="float" office:value="327.15" calcext:value-type="float">
            <text:p>327,15</text:p>
          </table:table-cell>
          <table:table-cell table:formula="of:=1/[.E19]" office:value-type="float" office:value="0.00305670181873758" calcext:value-type="float">
            <text:p>0,00305670181873758</text:p>
          </table:table-cell>
          <table:table-cell table:formula="of:=LN([.D19])" office:value-type="float" office:value="7.30653139893951" calcext:value-type="float">
            <text:p>7,30653139893951</text:p>
          </table:table-cell>
          <table:table-cell table:formula="of:=[.F19]*1000" office:value-type="float" office:value="3.05670181873758" calcext:value-type="float">
            <text:p>3,05670181873758</text:p>
          </table:table-cell>
          <table:table-cell table:number-columns-repeated="7"/>
          <table:table-cell table:style-name="ce8" office:value-type="float" office:value="17" calcext:value-type="float">
            <text:p>17</text:p>
          </table:table-cell>
          <table:table-cell table:style-name="ce8" office:value-type="float" office:value="34" calcext:value-type="float">
            <text:p>34</text:p>
          </table:table-cell>
          <table:table-cell table:style-name="ce8" table:formula="of:=[.R18]+40" office:value-type="float" office:value="1480" calcext:value-type="float">
            <text:p>1480</text:p>
          </table:table-cell>
          <table:table-cell table:number-columns-repeated="1006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1503" calcext:value-type="float">
            <text:p>1503,0000</text:p>
          </table:table-cell>
          <table:table-cell table:style-name="ce5" office:value-type="float" office:value="1401" calcext:value-type="float">
            <text:p>1401,0000</text:p>
          </table:table-cell>
          <table:table-cell table:formula="of:=[.B20] + 273.15" office:value-type="float" office:value="329.15" calcext:value-type="float">
            <text:p>329,15</text:p>
          </table:table-cell>
          <table:table-cell table:formula="of:=1/[.E20]" office:value-type="float" office:value="0.00303812851283609" calcext:value-type="float">
            <text:p>0,00303812851283609</text:p>
          </table:table-cell>
          <table:table-cell table:formula="of:=LN([.D20])" office:value-type="float" office:value="7.24494154633701" calcext:value-type="float">
            <text:p>7,24494154633701</text:p>
          </table:table-cell>
          <table:table-cell table:formula="of:=[.F20]*1000" office:value-type="float" office:value="3.03812851283609" calcext:value-type="float">
            <text:p>3,03812851283609</text:p>
          </table:table-cell>
          <table:table-cell table:number-columns-repeated="7"/>
          <table:table-cell table:style-name="ce8" office:value-type="float" office:value="18" calcext:value-type="float">
            <text:p>18</text:p>
          </table:table-cell>
          <table:table-cell table:style-name="ce8" office:value-type="float" office:value="36" calcext:value-type="float">
            <text:p>36</text:p>
          </table:table-cell>
          <table:table-cell table:style-name="ce8" table:formula="of:=[.R19]+40" office:value-type="float" office:value="1520" calcext:value-type="float">
            <text:p>1520</text:p>
          </table:table-cell>
          <table:table-cell table:number-columns-repeated="1006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1942" calcext:value-type="float">
            <text:p>1942,0000</text:p>
          </table:table-cell>
          <table:table-cell table:style-name="ce5" office:value-type="float" office:value="1314" calcext:value-type="float">
            <text:p>1314,0000</text:p>
          </table:table-cell>
          <table:table-cell table:formula="of:=[.B21] + 273.15" office:value-type="float" office:value="331.15" calcext:value-type="float">
            <text:p>331,15</text:p>
          </table:table-cell>
          <table:table-cell table:formula="of:=1/[.E21]" office:value-type="float" office:value="0.00301977955609241" calcext:value-type="float">
            <text:p>0,00301977955609241</text:p>
          </table:table-cell>
          <table:table-cell table:formula="of:=LN([.D21])" office:value-type="float" office:value="7.18083119904456" calcext:value-type="float">
            <text:p>7,18083119904456</text:p>
          </table:table-cell>
          <table:table-cell table:formula="of:=[.F21]*1000" office:value-type="float" office:value="3.01977955609241" calcext:value-type="float">
            <text:p>3,01977955609241</text:p>
          </table:table-cell>
          <table:table-cell table:number-columns-repeated="7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38" calcext:value-type="float">
            <text:p>38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3"/>
          <table:table-cell table:style-name="ce5"/>
          <table:table-cell table:number-columns-repeated="11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15"/>
          <table:table-cell table:style-name="ce8" office:value-type="float" office:value="21" calcext:value-type="float">
            <text:p>21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1006"/>
        </table:table-row>
        <table:table-row table:style-name="ro1">
          <table:table-cell table:style-name="ce6" office:value-type="string" calcext:value-type="string">
            <text:p>Rm0</text:p>
          </table:table-cell>
          <table:table-cell office:value-type="float" office:value="1020" calcext:value-type="float">
            <text:p>1020</text:p>
          </table:table-cell>
          <table:table-cell table:number-columns-repeated="13"/>
          <table:table-cell table:style-name="ce8" office:value-type="float" office:value="22" calcext:value-type="float">
            <text:p>22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number-columns-repeated="1006"/>
        </table:table-row>
        <table:table-row table:style-name="ro1">
          <table:table-cell table:style-name="ce6"/>
          <table:table-cell table:number-columns-repeated="14"/>
          <table:table-cell table:style-name="ce8" office:value-type="float" office:value="23" calcext:value-type="float">
            <text:p>23</text:p>
          </table:table-cell>
          <table:table-cell table:style-name="ce8" office:value-type="float" office:value="46" calcext:value-type="float">
            <text:p>46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15"/>
          <table:table-cell table:style-name="ce8" office:value-type="float" office:value="24" calcext:value-type="float">
            <text:p>24</text:p>
          </table:table-cell>
          <table:table-cell table:style-name="ce8" office:value-type="float" office:value="48" calcext:value-type="float">
            <text:p>48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15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15"/>
          <table:table-cell table:style-name="ce8" office:value-type="float" office:value="26" calcext:value-type="float">
            <text:p>26</text:p>
          </table:table-cell>
          <table:table-cell table:style-name="ce8" office:value-type="float" office:value="52" calcext:value-type="float">
            <text:p>52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15"/>
          <table:table-cell table:style-name="ce8" office:value-type="float" office:value="27" calcext:value-type="float">
            <text:p>27</text:p>
          </table:table-cell>
          <table:table-cell table:style-name="ce8" office:value-type="float" office:value="54" calcext:value-type="float">
            <text:p>54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n Rs</text:p>
          </table:table-cell>
          <table:table-cell table:style-name="ce4" office:value-type="string" calcext:value-type="string">
            <text:p>1000/T, К^-1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8" office:value-type="float" office:value="0" calcext:value-type="float">
            <text:p>0</text:p>
          </table:table-cell>
          <table:table-cell table:style-name="ce8" table:formula="of:=8.55" office:value-type="float" office:value="8.55" calcext:value-type="float">
            <text:p>8,55</text:p>
          </table:table-cell>
          <table:table-cell table:style-name="ce8" table:formula="of:=3.4" office:value-type="float" office:value="3.4" calcext:value-type="float">
            <text:p>3,4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style-name="ce8" table:formula="of:=[.Q31]-0.05" office:value-type="float" office:value="8.5" calcext:value-type="float">
            <text:p>8,5</text:p>
          </table:table-cell>
          <table:table-cell table:style-name="ce8" table:formula="of:=[.R31]-0.02" office:value-type="float" office:value="3.38" calcext:value-type="float">
            <text:p>3,38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8" office:value-type="float" office:value="2" calcext:value-type="float">
            <text:p>2</text:p>
          </table:table-cell>
          <table:table-cell table:style-name="ce8" table:formula="of:=[.Q32]-0.05" office:value-type="float" office:value="8.45" calcext:value-type="float">
            <text:p>8,45</text:p>
          </table:table-cell>
          <table:table-cell table:style-name="ce8" table:formula="of:=[.R32]-0.02" office:value-type="float" office:value="3.36" calcext:value-type="float">
            <text:p>3,36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8" office:value-type="float" office:value="3" calcext:value-type="float">
            <text:p>3</text:p>
          </table:table-cell>
          <table:table-cell table:style-name="ce8" table:formula="of:=[.Q33]-0.05" office:value-type="float" office:value="8.4" calcext:value-type="float">
            <text:p>8,4</text:p>
          </table:table-cell>
          <table:table-cell table:style-name="ce8" table:formula="of:=[.R33]-0.02" office:value-type="float" office:value="3.34" calcext:value-type="float">
            <text:p>3,34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8" office:value-type="float" office:value="4" calcext:value-type="float">
            <text:p>4</text:p>
          </table:table-cell>
          <table:table-cell table:style-name="ce8" table:formula="of:=[.Q34]-0.05" office:value-type="float" office:value="8.35" calcext:value-type="float">
            <text:p>8,35</text:p>
          </table:table-cell>
          <table:table-cell table:style-name="ce8" table:formula="of:=[.R34]-0.02" office:value-type="float" office:value="3.32" calcext:value-type="float">
            <text:p>3,3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8" office:value-type="float" office:value="5" calcext:value-type="float">
            <text:p>5</text:p>
          </table:table-cell>
          <table:table-cell table:style-name="ce8" table:formula="of:=[.Q35]-0.05" office:value-type="float" office:value="8.3" calcext:value-type="float">
            <text:p>8,3</text:p>
          </table:table-cell>
          <table:table-cell table:style-name="ce8" table:formula="of:=[.R35]-0.02" office:value-type="float" office:value="3.3" calcext:value-type="float">
            <text:p>3,3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8" office:value-type="float" office:value="6" calcext:value-type="float">
            <text:p>6</text:p>
          </table:table-cell>
          <table:table-cell table:style-name="ce8" table:formula="of:=[.Q36]-0.05" office:value-type="float" office:value="8.25" calcext:value-type="float">
            <text:p>8,25</text:p>
          </table:table-cell>
          <table:table-cell table:style-name="ce8" table:formula="of:=[.R36]-0.02" office:value-type="float" office:value="3.28" calcext:value-type="float">
            <text:p>3,28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8" office:value-type="float" office:value="7" calcext:value-type="float">
            <text:p>7</text:p>
          </table:table-cell>
          <table:table-cell table:style-name="ce8" table:formula="of:=[.Q37]-0.05" office:value-type="float" office:value="8.2" calcext:value-type="float">
            <text:p>8,2</text:p>
          </table:table-cell>
          <table:table-cell table:style-name="ce8" table:formula="of:=[.R37]-0.02" office:value-type="float" office:value="3.26" calcext:value-type="float">
            <text:p>3,26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8" office:value-type="float" office:value="8" calcext:value-type="float">
            <text:p>8</text:p>
          </table:table-cell>
          <table:table-cell table:style-name="ce8" table:formula="of:=[.Q38]-0.05" office:value-type="float" office:value="8.15" calcext:value-type="float">
            <text:p>8,15</text:p>
          </table:table-cell>
          <table:table-cell table:style-name="ce8" table:formula="of:=[.R38]-0.02" office:value-type="float" office:value="3.24" calcext:value-type="float">
            <text:p>3,24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8" office:value-type="float" office:value="9" calcext:value-type="float">
            <text:p>9</text:p>
          </table:table-cell>
          <table:table-cell table:style-name="ce8" table:formula="of:=[.Q39]-0.05" office:value-type="float" office:value="8.09999999999999" calcext:value-type="float">
            <text:p>8,09999999999999</text:p>
          </table:table-cell>
          <table:table-cell table:style-name="ce8" table:formula="of:=[.R39]-0.02" office:value-type="float" office:value="3.22" calcext:value-type="float">
            <text:p>3,2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8" office:value-type="float" office:value="10" calcext:value-type="float">
            <text:p>10</text:p>
          </table:table-cell>
          <table:table-cell table:style-name="ce8" table:formula="of:=[.Q40]-0.05" office:value-type="float" office:value="8.04999999999999" calcext:value-type="float">
            <text:p>8,04999999999999</text:p>
          </table:table-cell>
          <table:table-cell table:style-name="ce8" table:formula="of:=[.R40]-0.02" office:value-type="float" office:value="3.2" calcext:value-type="float">
            <text:p>3,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8" office:value-type="float" office:value="11" calcext:value-type="float">
            <text:p>11</text:p>
          </table:table-cell>
          <table:table-cell table:style-name="ce8" table:formula="of:=[.Q41]-0.05" office:value-type="float" office:value="8" calcext:value-type="float">
            <text:p>8</text:p>
          </table:table-cell>
          <table:table-cell table:style-name="ce8" table:formula="of:=[.R41]-0.02" office:value-type="float" office:value="3.18" calcext:value-type="float">
            <text:p>3,18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8" office:value-type="float" office:value="12" calcext:value-type="float">
            <text:p>12</text:p>
          </table:table-cell>
          <table:table-cell table:style-name="ce8" table:formula="of:=[.Q42]-0.05" office:value-type="float" office:value="7.94999999999999" calcext:value-type="float">
            <text:p>7,94999999999999</text:p>
          </table:table-cell>
          <table:table-cell table:style-name="ce8" table:formula="of:=[.R42]-0.02" office:value-type="float" office:value="3.16" calcext:value-type="float">
            <text:p>3,16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8" office:value-type="float" office:value="13" calcext:value-type="float">
            <text:p>13</text:p>
          </table:table-cell>
          <table:table-cell table:style-name="ce8" table:formula="of:=[.Q43]-0.05" office:value-type="float" office:value="7.89999999999999" calcext:value-type="float">
            <text:p>7,89999999999999</text:p>
          </table:table-cell>
          <table:table-cell table:style-name="ce8" table:formula="of:=[.R43]-0.02" office:value-type="float" office:value="3.14" calcext:value-type="float">
            <text:p>3,14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8" office:value-type="float" office:value="14" calcext:value-type="float">
            <text:p>14</text:p>
          </table:table-cell>
          <table:table-cell table:style-name="ce8" table:formula="of:=[.Q44]-0.05" office:value-type="float" office:value="7.84999999999999" calcext:value-type="float">
            <text:p>7,84999999999999</text:p>
          </table:table-cell>
          <table:table-cell table:style-name="ce8" table:formula="of:=[.R44]-0.02" office:value-type="float" office:value="3.12" calcext:value-type="float">
            <text:p>3,1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8" office:value-type="float" office:value="15" calcext:value-type="float">
            <text:p>15</text:p>
          </table:table-cell>
          <table:table-cell table:style-name="ce8" table:formula="of:=[.Q45]-0.05" office:value-type="float" office:value="7.79999999999999" calcext:value-type="float">
            <text:p>7,79999999999999</text:p>
          </table:table-cell>
          <table:table-cell table:style-name="ce8" table:formula="of:=[.R45]-0.02" office:value-type="float" office:value="3.1" calcext:value-type="float">
            <text:p>3,1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8" office:value-type="float" office:value="16" calcext:value-type="float">
            <text:p>16</text:p>
          </table:table-cell>
          <table:table-cell table:style-name="ce8" table:formula="of:=[.Q46]-0.05" office:value-type="float" office:value="7.75" calcext:value-type="float">
            <text:p>7,75</text:p>
          </table:table-cell>
          <table:table-cell table:style-name="ce8" table:formula="of:=[.R46]-0.02" office:value-type="float" office:value="3.08" calcext:value-type="float">
            <text:p>3,08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8" office:value-type="float" office:value="17" calcext:value-type="float">
            <text:p>17</text:p>
          </table:table-cell>
          <table:table-cell table:style-name="ce8" table:formula="of:=[.Q47]-0.05" office:value-type="float" office:value="7.7" calcext:value-type="float">
            <text:p>7,7</text:p>
          </table:table-cell>
          <table:table-cell table:style-name="ce8" table:formula="of:=[.R47]-0.02" office:value-type="float" office:value="3.06" calcext:value-type="float">
            <text:p>3,06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8" office:value-type="float" office:value="18" calcext:value-type="float">
            <text:p>18</text:p>
          </table:table-cell>
          <table:table-cell table:style-name="ce8" table:formula="of:=[.Q48]-0.05" office:value-type="float" office:value="7.65" calcext:value-type="float">
            <text:p>7,65</text:p>
          </table:table-cell>
          <table:table-cell table:style-name="ce8" table:formula="of:=[.R48]-0.02" office:value-type="float" office:value="3.04" calcext:value-type="float">
            <text:p>3,04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8" office:value-type="float" office:value="19" calcext:value-type="float">
            <text:p>19</text:p>
          </table:table-cell>
          <table:table-cell table:style-name="ce8" table:formula="of:=[.Q49]-0.05" office:value-type="float" office:value="7.6" calcext:value-type="float">
            <text:p>7,6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15"/>
          <table:table-cell table:style-name="ce8" office:value-type="float" office:value="20" calcext:value-type="float">
            <text:p>20</text:p>
          </table:table-cell>
          <table:table-cell table:style-name="ce8" table:formula="of:=[.Q50]-0.05" office:value-type="float" office:value="7.55" calcext:value-type="float">
            <text:p>7,55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15"/>
          <table:table-cell table:style-name="ce8" office:value-type="float" office:value="21" calcext:value-type="float">
            <text:p>21</text:p>
          </table:table-cell>
          <table:table-cell table:style-name="ce8" table:formula="of:=[.Q51]-0.05" office:value-type="float" office:value="7.5" calcext:value-type="float">
            <text:p>7,5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15"/>
          <table:table-cell table:style-name="ce8" office:value-type="float" office:value="22" calcext:value-type="float">
            <text:p>22</text:p>
          </table:table-cell>
          <table:table-cell table:style-name="ce8" table:formula="of:=[.Q52]-0.05" office:value-type="float" office:value="7.45" calcext:value-type="float">
            <text:p>7,45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15"/>
          <table:table-cell table:style-name="ce8" office:value-type="float" office:value="23" calcext:value-type="float">
            <text:p>23</text:p>
          </table:table-cell>
          <table:table-cell table:style-name="ce8" table:formula="of:=[.Q53]-0.05" office:value-type="float" office:value="7.4" calcext:value-type="float">
            <text:p>7,4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15"/>
          <table:table-cell table:style-name="ce8" office:value-type="float" office:value="24" calcext:value-type="float">
            <text:p>24</text:p>
          </table:table-cell>
          <table:table-cell table:style-name="ce8" table:formula="of:=[.Q54]-0.05" office:value-type="float" office:value="7.35" calcext:value-type="float">
            <text:p>7,35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15"/>
          <table:table-cell table:style-name="ce8" office:value-type="float" office:value="25" calcext:value-type="float">
            <text:p>25</text:p>
          </table:table-cell>
          <table:table-cell table:style-name="ce8" table:formula="of:=[.Q55]-0.05" office:value-type="float" office:value="7.3" calcext:value-type="float">
            <text:p>7,3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15"/>
          <table:table-cell table:style-name="ce8" office:value-type="float" office:value="26" calcext:value-type="float">
            <text:p>26</text:p>
          </table:table-cell>
          <table:table-cell table:style-name="ce8" table:formula="of:=[.Q56]-0.05" office:value-type="float" office:value="7.25" calcext:value-type="float">
            <text:p>7,25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15"/>
          <table:table-cell table:style-name="ce8" office:value-type="float" office:value="27" calcext:value-type="float">
            <text:p>27</text:p>
          </table:table-cell>
          <table:table-cell table:style-name="ce8" table:formula="of:=[.Q57]-0.05" office:value-type="float" office:value="7.2" calcext:value-type="float">
            <text:p>7,2</text:p>
          </table:table-cell>
          <table:table-cell table:style-name="ce8"/>
          <table:table-cell table:number-columns-repeated="100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Таблица 2" table:style-name="ta1">
        <table:table-column table:style-name="co8" table:default-cell-style-name="ce7"/>
        <table:table-column table:style-name="co5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" table:number-columns-repeated="1018" table:default-cell-style-name="ce7"/>
        <table:table-row table:style-name="ro2">
          <table:table-cell table:style-name="ce6" office:value-type="string" calcext:value-type="string">
            <text:p>Пары точек</text:p>
            <text:p>i -j</text:p>
          </table:table-cell>
          <table:table-cell table:style-name="ce6" office:value-type="string" calcext:value-type="string">
            <text:p>Ri – Rj, Ом</text:p>
          </table:table-cell>
          <table:table-cell table:style-name="ce6" office:value-type="string" calcext:value-type="string">
            <text:p>ti – tj, K </text:p>
          </table:table-cell>
          <table:table-cell table:style-name="ce6" office:value-type="string" calcext:value-type="string">
            <text:p>αij, K^-1</text:p>
          </table:table-cell>
          <table:table-cell table:style-name="ce6" office:value-type="string" calcext:value-type="string">
            <text:p>αij - &lt;α&gt;, K^-1</text:p>
          </table:table-cell>
          <table:table-cell table:style-name="ce6" office:value-type="string" calcext:value-type="string">
            <text:p>(αij - &lt;α&gt;)^2, K^-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1-10</text:p>
          </table:table-cell>
          <table:table-cell table:style-name="ce9" table:formula="of:=[$'Таблица 1'.C2]-[$'Таблица 1'.C11]" office:value-type="float" office:value="-70" calcext:value-type="float">
            <text:p>-70,000000</text:p>
          </table:table-cell>
          <table:table-cell table:style-name="ce9" table:formula="of:=[$'Таблица 1'.E2]-[$'Таблица 1'.E11]" office:value-type="float" office:value="-18" calcext:value-type="float">
            <text:p>-18,000000</text:p>
          </table:table-cell>
          <table:table-cell table:style-name="ce9" table:formula="of:=[.B2]/([.C2]*[$'Таблица 1'.$B$24])" office:value-type="float" office:value="0.00381263616557734" calcext:value-type="float">
            <text:p>0,003813</text:p>
          </table:table-cell>
          <table:table-cell table:style-name="ce9" table:formula="of:=[.D2]-[.$B$14]" office:value-type="float" office:value="-0.0032558702493343" calcext:value-type="float">
            <text:p>-0,003256</text:p>
          </table:table-cell>
          <table:table-cell table:style-name="ce9" table:formula="of:=POWER([.E2];2)" office:value-type="float" office:value="0.0000106006910805002" calcext:value-type="float">
            <text:p>0,00001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2-11</text:p>
          </table:table-cell>
          <table:table-cell table:style-name="ce9" table:formula="of:=[$'Таблица 1'.C3]-[$'Таблица 1'.C12]" office:value-type="float" office:value="-71" calcext:value-type="float">
            <text:p>-71,000000</text:p>
          </table:table-cell>
          <table:table-cell table:style-name="ce9" table:formula="of:=[$'Таблица 1'.E3]-[$'Таблица 1'.E12]" office:value-type="float" office:value="-18" calcext:value-type="float">
            <text:p>-18,000000</text:p>
          </table:table-cell>
          <table:table-cell table:style-name="ce9" table:formula="of:=[.B3]/([.C3]*[$'Таблица 1'.$B$24])" office:value-type="float" office:value="0.00386710239651416" calcext:value-type="float">
            <text:p>0,003867</text:p>
          </table:table-cell>
          <table:table-cell table:style-name="ce9" table:formula="of:=[.D3]-[.$B$14]" office:value-type="float" office:value="-0.00320140401839748" calcext:value-type="float">
            <text:p>-0,003201</text:p>
          </table:table-cell>
          <table:table-cell table:style-name="ce9" table:formula="of:=POWER([.E3];2)" office:value-type="float" office:value="0.0000102489876890116" calcext:value-type="float">
            <text:p>0,00001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3-12</text:p>
          </table:table-cell>
          <table:table-cell table:style-name="ce9" table:formula="of:=[$'Таблица 1'.C4]-[$'Таблица 1'.C13]" office:value-type="float" office:value="-71" calcext:value-type="float">
            <text:p>-71,000000</text:p>
          </table:table-cell>
          <table:table-cell table:style-name="ce9" table:formula="of:=[$'Таблица 1'.E4]-[$'Таблица 1'.E13]" office:value-type="float" office:value="-18" calcext:value-type="float">
            <text:p>-18,000000</text:p>
          </table:table-cell>
          <table:table-cell table:style-name="ce9" table:formula="of:=[.B4]/([.C4]*[$'Таблица 1'.$B$24])" office:value-type="float" office:value="0.00386710239651416" calcext:value-type="float">
            <text:p>0,003867</text:p>
          </table:table-cell>
          <table:table-cell table:style-name="ce9" table:formula="of:=[.D4]-[.$B$14]" office:value-type="float" office:value="-0.00320140401839748" calcext:value-type="float">
            <text:p>-0,003201</text:p>
          </table:table-cell>
          <table:table-cell table:style-name="ce9" table:formula="of:=POWER([.E4];2)" office:value-type="float" office:value="0.0000102489876890116" calcext:value-type="float">
            <text:p>0,00001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4-13</text:p>
          </table:table-cell>
          <table:table-cell table:style-name="ce9" table:formula="of:=[$'Таблица 1'.C5]-[$'Таблица 1'.C14]" office:value-type="float" office:value="-71" calcext:value-type="float">
            <text:p>-71,000000</text:p>
          </table:table-cell>
          <table:table-cell table:style-name="ce9" table:formula="of:=[$'Таблица 1'.E5]-[$'Таблица 1'.E14]" office:value-type="float" office:value="-18" calcext:value-type="float">
            <text:p>-18,000000</text:p>
          </table:table-cell>
          <table:table-cell table:style-name="ce9" table:formula="of:=[.B5]/([.C5]*[$'Таблица 1'.$B$24])" office:value-type="float" office:value="0.00386710239651416" calcext:value-type="float">
            <text:p>0,003867</text:p>
          </table:table-cell>
          <table:table-cell table:style-name="ce9" table:formula="of:=[.D5]-[.$B$14]" office:value-type="float" office:value="-0.00320140401839748" calcext:value-type="float">
            <text:p>-0,003201</text:p>
          </table:table-cell>
          <table:table-cell table:style-name="ce9" table:formula="of:=POWER([.E5];2)" office:value-type="float" office:value="0.0000102489876890116" calcext:value-type="float">
            <text:p>0,00001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5-14</text:p>
          </table:table-cell>
          <table:table-cell table:style-name="ce9" table:formula="of:=[$'Таблица 1'.C6]-[$'Таблица 1'.C15]" office:value-type="float" office:value="-66" calcext:value-type="float">
            <text:p>-66,000000</text:p>
          </table:table-cell>
          <table:table-cell table:style-name="ce9" table:formula="of:=[$'Таблица 1'.E6]-[$'Таблица 1'.E15]" office:value-type="float" office:value="-18" calcext:value-type="float">
            <text:p>-18,000000</text:p>
          </table:table-cell>
          <table:table-cell table:style-name="ce9" table:formula="of:=[.B6]/([.C6]*[$'Таблица 1'.$B$24])" office:value-type="float" office:value="0.00359477124183006" calcext:value-type="float">
            <text:p>0,003595</text:p>
          </table:table-cell>
          <table:table-cell table:style-name="ce9" table:formula="of:=[.D6]-[.$B$14]" office:value-type="float" office:value="-0.00347373517308158" calcext:value-type="float">
            <text:p>-0,003474</text:p>
          </table:table-cell>
          <table:table-cell table:style-name="ce9" table:formula="of:=POWER([.E6];2)" office:value-type="float" office:value="0.0000120668360527041" calcext:value-type="float">
            <text:p>0,00001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6-15</text:p>
          </table:table-cell>
          <table:table-cell table:style-name="ce9" table:formula="of:=[$'Таблица 1'.C7]-[$'Таблица 1'.C16]" office:value-type="float" office:value="-113" calcext:value-type="float">
            <text:p>-113,000000</text:p>
          </table:table-cell>
          <table:table-cell table:style-name="ce9" table:formula="of:=[$'Таблица 1'.E7]-[$'Таблица 1'.E16]" office:value-type="float" office:value="-18" calcext:value-type="float">
            <text:p>-18,000000</text:p>
          </table:table-cell>
          <table:table-cell table:style-name="ce9" table:formula="of:=[.B7]/([.C7]*[$'Таблица 1'.$B$24])" office:value-type="float" office:value="0.00615468409586057" calcext:value-type="float">
            <text:p>0,006155</text:p>
          </table:table-cell>
          <table:table-cell table:style-name="ce9" table:formula="of:=[.D7]-[.$B$14]" office:value-type="float" office:value="-0.000913822319051078" calcext:value-type="float">
            <text:p>-0,000914</text:p>
          </table:table-cell>
          <table:table-cell table:style-name="ce9" table:formula="of:=POWER([.E7];2)" office:value-type="float" office:value="0.00000083507123079589" calcext:value-type="float">
            <text:p>0,00000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7-16</text:p>
          </table:table-cell>
          <table:table-cell table:style-name="ce9" table:formula="of:=[$'Таблица 1'.C8]-[$'Таблица 1'.C17]" office:value-type="float" office:value="-146" calcext:value-type="float">
            <text:p>-146,000000</text:p>
          </table:table-cell>
          <table:table-cell table:style-name="ce9" table:formula="of:=[$'Таблица 1'.E8]-[$'Таблица 1'.E17]" office:value-type="float" office:value="-18" calcext:value-type="float">
            <text:p>-18,000000</text:p>
          </table:table-cell>
          <table:table-cell table:style-name="ce9" table:formula="of:=[.B8]/([.C8]*[$'Таблица 1'.$B$24])" office:value-type="float" office:value="0.0079520697167756" calcext:value-type="float">
            <text:p>0,007952</text:p>
          </table:table-cell>
          <table:table-cell table:style-name="ce9" table:formula="of:=[.D8]-[.$B$14]" office:value-type="float" office:value="0.000883563301863955" calcext:value-type="float">
            <text:p>0,000884</text:p>
          </table:table-cell>
          <table:table-cell table:style-name="ce9" table:formula="of:=POWER([.E8];2)" office:value-type="float" office:value="0.00000078068410840074" calcext:value-type="float">
            <text:p>0,00000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8-17</text:p>
          </table:table-cell>
          <table:table-cell table:style-name="ce9" table:formula="of:=[$'Таблица 1'.C9]-[$'Таблица 1'.C18]" office:value-type="float" office:value="-226" calcext:value-type="float">
            <text:p>-226,000000</text:p>
          </table:table-cell>
          <table:table-cell table:style-name="ce9" table:formula="of:=[$'Таблица 1'.E9]-[$'Таблица 1'.E18]" office:value-type="float" office:value="-18" calcext:value-type="float">
            <text:p>-18,000000</text:p>
          </table:table-cell>
          <table:table-cell table:style-name="ce9" table:formula="of:=[.B9]/([.C9]*[$'Таблица 1'.$B$24])" office:value-type="float" office:value="0.0123093681917211" calcext:value-type="float">
            <text:p>0,012309</text:p>
          </table:table-cell>
          <table:table-cell table:style-name="ce9" table:formula="of:=[.D9]-[.$B$14]" office:value-type="float" office:value="0.00524086177680949" calcext:value-type="float">
            <text:p>0,005241</text:p>
          </table:table-cell>
          <table:table-cell table:style-name="ce9" table:formula="of:=POWER([.E9];2)" office:value-type="float" office:value="0.0000274666321636227" calcext:value-type="float">
            <text:p>0,00002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9-18</text:p>
          </table:table-cell>
          <table:table-cell table:style-name="ce9" table:formula="of:=[$'Таблица 1'.C10]-[$'Таблица 1'.C19]" office:value-type="float" office:value="-334" calcext:value-type="float">
            <text:p>-334,000000</text:p>
          </table:table-cell>
          <table:table-cell table:style-name="ce9" table:formula="of:=[$'Таблица 1'.E10]-[$'Таблица 1'.E19]" office:value-type="float" office:value="-18" calcext:value-type="float">
            <text:p>-18,000000</text:p>
          </table:table-cell>
          <table:table-cell table:style-name="ce9" table:formula="of:=[.B10]/([.C10]*[$'Таблица 1'.$B$24])" office:value-type="float" office:value="0.0181917211328976" calcext:value-type="float">
            <text:p>0,018192</text:p>
          </table:table-cell>
          <table:table-cell table:style-name="ce9" table:formula="of:=[.D10]-[.$B$14]" office:value-type="float" office:value="0.011123214717986" calcext:value-type="float">
            <text:p>0,011123</text:p>
          </table:table-cell>
          <table:table-cell table:style-name="ce9" table:formula="of:=POWER([.E10];2)" office:value-type="float" office:value="0.000123725905662419" calcext:value-type="float">
            <text:p>0,00012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6" office:value-type="string" calcext:value-type="string">
            <text:p>&lt;α&gt;, K^-1</text:p>
          </table:table-cell>
          <table:table-cell table:formula="of:=SUM([.D2:.D10])/COUNT([.D2:.D10])" office:value-type="float" office:value="0.00706850641491164" calcext:value-type="float">
            <text:p>0,0070685064149116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Δα, K^-1</text:p>
          </table:table-cell>
          <table:table-cell table:formula="of:=SQRT(SUM([.F2:.F10])/(COUNT([.F2:.F10]) * (COUNT([.F2:.F10])-1)))" office:value-type="float" office:value="0.00169239632607747" calcext:value-type="float">
            <text:p>0,0016923963260774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бличное значение:</text:p>
          </table:table-cell>
          <table:table-cell table:formula="of:=3.9 / 1000" office:value-type="float" office:value="0.0039" calcext:value-type="float">
            <text:p>0,00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ычисленное — табличное</text:p>
          </table:table-cell>
          <table:table-cell table:formula="of:=[.B14]-[.B17]" office:value-type="float" office:value="0.00316850641491164" calcext:value-type="float">
            <text:p>0,003168506414911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зница больше погрешности?</text:p>
          </table:table-cell>
          <table:table-cell table:style-name="ce10" table:formula="of:=[.B18]&gt;[.B15]" office:value-type="boolean" office:boolean-value="true" calcext:value-type="boolean">
            <text:p>ИСТИНА</text:p>
          </table:table-cell>
          <table:table-cell table:style-name="ce10"/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Таблица 3" table:style-name="ta1">
        <table:table-column table:style-name="co8" table:default-cell-style-name="ce7"/>
        <table:table-column table:style-name="co13" table:number-columns-repeated="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" table:number-columns-repeated="1018" table:default-cell-style-name="ce7"/>
        <table:table-row table:style-name="ro2">
          <table:table-cell table:style-name="ce6" office:value-type="string" calcext:value-type="string">
            <text:p>Пары точек</text:p>
            <text:p>i -j</text:p>
          </table:table-cell>
          <table:table-cell table:style-name="ce6" office:value-type="string" calcext:value-type="string">
            <text:p>ln(Ri/Rj)</text:p>
          </table:table-cell>
          <table:table-cell table:style-name="ce6" office:value-type="string" calcext:value-type="string">
            <text:p>1/Ti – 1/Tj ,K^-1</text:p>
          </table:table-cell>
          <table:table-cell table:style-name="ce6" office:value-type="string" calcext:value-type="string">
            <text:p>γij, K</text:p>
          </table:table-cell>
          <table:table-cell table:style-name="ce6" office:value-type="string" calcext:value-type="string">
            <text:p>γij - &lt;γ&gt;, K</text:p>
          </table:table-cell>
          <table:table-cell table:style-name="ce6" office:value-type="string" calcext:value-type="string">
            <text:p>(γij - &lt;γ&gt;)^2 , K^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-11</text:p>
          </table:table-cell>
          <table:table-cell table:style-name="ce9" table:formula="of:=LN([$'Таблица 1'.D2]/[$'Таблица 1'.D12])" office:value-type="float" office:value="0.727929972249113" calcext:value-type="float">
            <text:p>0,727930</text:p>
          </table:table-cell>
          <table:table-cell table:style-name="ce9" table:formula="of:=([$'Таблица 1'.F2]-['Таблица 1'.F12])" office:value-type="float" office:value="0.000217865107674792" calcext:value-type="float">
            <text:p>0,000218</text:p>
          </table:table-cell>
          <table:table-cell table:style-name="ce9" table:formula="of:=[.B2]/[.C2]" office:value-type="float" office:value="3341.19575189478" calcext:value-type="float">
            <text:p>3341,195752</text:p>
          </table:table-cell>
          <table:table-cell table:style-name="ce9" table:formula="of:=[.D2]-[.$B$14]" office:value-type="float" office:value="-353.007902503583" calcext:value-type="float">
            <text:p>-353,007903</text:p>
          </table:table-cell>
          <table:table-cell table:style-name="ce9" table:formula="of:=POWER([.E2];2)" office:value-type="float" office:value="124614.579229979" calcext:value-type="float">
            <text:p>124614,5792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-12</text:p>
          </table:table-cell>
          <table:table-cell table:style-name="ce9" table:formula="of:=LN([$'Таблица 1'.D3]/[$'Таблица 1'.D13])" office:value-type="float" office:value="0.767738682490389" calcext:value-type="float">
            <text:p>0,767739</text:p>
          </table:table-cell>
          <table:table-cell table:style-name="ce9" table:formula="of:=([$'Таблица 1'.F3]-['Таблица 1'.F13])" office:value-type="float" office:value="0.00021501556349841" calcext:value-type="float">
            <text:p>0,000215</text:p>
          </table:table-cell>
          <table:table-cell table:style-name="ce9" table:formula="of:=[.B3]/[.C3]" office:value-type="float" office:value="3570.61912169938" calcext:value-type="float">
            <text:p>3570,619122</text:p>
          </table:table-cell>
          <table:table-cell table:style-name="ce9" table:formula="of:=[.D3]-[.$B$14]" office:value-type="float" office:value="-123.584532698982" calcext:value-type="float">
            <text:p>-123,584533</text:p>
          </table:table-cell>
          <table:table-cell table:style-name="ce9" table:formula="of:=POWER([.E3];2)" office:value-type="float" office:value="15273.1367224256" calcext:value-type="float">
            <text:p>15273,1367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-13</text:p>
          </table:table-cell>
          <table:table-cell table:style-name="ce9" table:formula="of:=LN([$'Таблица 1'.D4]/[$'Таблица 1'.D14])" office:value-type="float" office:value="0.759684724118517" calcext:value-type="float">
            <text:p>0,759685</text:p>
          </table:table-cell>
          <table:table-cell table:style-name="ce9" table:formula="of:=([$'Таблица 1'.F4]-['Таблица 1'.F14])" office:value-type="float" office:value="0.00021222158087092" calcext:value-type="float">
            <text:p>0,000212</text:p>
          </table:table-cell>
          <table:table-cell table:style-name="ce9" table:formula="of:=[.B4]/[.C4]" office:value-type="float" office:value="3579.67705735159" calcext:value-type="float">
            <text:p>3579,677057</text:p>
          </table:table-cell>
          <table:table-cell table:style-name="ce9" table:formula="of:=[.D4]-[.$B$14]" office:value-type="float" office:value="-114.526597046773" calcext:value-type="float">
            <text:p>-114,526597</text:p>
          </table:table-cell>
          <table:table-cell table:style-name="ce9" table:formula="of:=POWER([.E4];2)" office:value-type="float" office:value="13116.3414311138" calcext:value-type="float">
            <text:p>13116,3414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-14</text:p>
          </table:table-cell>
          <table:table-cell table:style-name="ce9" table:formula="of:=LN([$'Таблица 1'.D5]/[$'Таблица 1'.D15])" office:value-type="float" office:value="0.769502207666845" calcext:value-type="float">
            <text:p>0,769502</text:p>
          </table:table-cell>
          <table:table-cell table:style-name="ce9" table:formula="of:=([$'Таблица 1'.F5]-['Таблица 1'.F15])" office:value-type="float" office:value="0.000209481724146662" calcext:value-type="float">
            <text:p>0,000209</text:p>
          </table:table-cell>
          <table:table-cell table:style-name="ce9" table:formula="of:=[.B5]/[.C5]" office:value-type="float" office:value="3673.36201189609" calcext:value-type="float">
            <text:p>3673,362012</text:p>
          </table:table-cell>
          <table:table-cell table:style-name="ce9" table:formula="of:=[.D5]-[.$B$14]" office:value-type="float" office:value="-20.8416425022774" calcext:value-type="float">
            <text:p>-20,841643</text:p>
          </table:table-cell>
          <table:table-cell table:style-name="ce9" table:formula="of:=POWER([.E5];2)" office:value-type="float" office:value="434.374062192736" calcext:value-type="float">
            <text:p>434,3740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-15</text:p>
          </table:table-cell>
          <table:table-cell table:style-name="ce9" table:formula="of:=LN([$'Таблица 1'.D6]/[$'Таблица 1'.D16])" office:value-type="float" office:value="0.774248649581724" calcext:value-type="float">
            <text:p>0,774249</text:p>
          </table:table-cell>
          <table:table-cell table:style-name="ce9" table:formula="of:=([$'Таблица 1'.F6]-['Таблица 1'.F16])" office:value-type="float" office:value="0.000206794603767193" calcext:value-type="float">
            <text:p>0,000207</text:p>
          </table:table-cell>
          <table:table-cell table:style-name="ce9" table:formula="of:=[.B6]/[.C6]" office:value-type="float" office:value="3744.04667954181" calcext:value-type="float">
            <text:p>3744,046680</text:p>
          </table:table-cell>
          <table:table-cell table:style-name="ce9" table:formula="of:=[.D6]-[.$B$14]" office:value-type="float" office:value="49.8430251434475" calcext:value-type="float">
            <text:p>49,843025</text:p>
          </table:table-cell>
          <table:table-cell table:style-name="ce9" table:formula="of:=POWER([.E6];2)" office:value-type="float" office:value="2484.32715545033" calcext:value-type="float">
            <text:p>2484,3271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-16</text:p>
          </table:table-cell>
          <table:table-cell table:style-name="ce9" table:formula="of:=LN([$'Таблица 1'.D7]/[$'Таблица 1'.D17])" office:value-type="float" office:value="0.786438660146216" calcext:value-type="float">
            <text:p>0,786439</text:p>
          </table:table-cell>
          <table:table-cell table:style-name="ce9" table:formula="of:=([$'Таблица 1'.F7]-['Таблица 1'.F17])" office:value-type="float" office:value="0.000204158874496624" calcext:value-type="float">
            <text:p>0,000204</text:p>
          </table:table-cell>
          <table:table-cell table:style-name="ce9" table:formula="of:=[.B7]/[.C7]" office:value-type="float" office:value="3852.09147574538" calcext:value-type="float">
            <text:p>3852,091476</text:p>
          </table:table-cell>
          <table:table-cell table:style-name="ce9" table:formula="of:=[.D7]-[.$B$14]" office:value-type="float" office:value="157.887821347012" calcext:value-type="float">
            <text:p>157,887821</text:p>
          </table:table-cell>
          <table:table-cell table:style-name="ce9" table:formula="of:=POWER([.E7];2)" office:value-type="float" office:value="24928.564129706" calcext:value-type="float">
            <text:p>24928,5641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-17</text:p>
          </table:table-cell>
          <table:table-cell table:style-name="ce9" table:formula="of:=LN([$'Таблица 1'.D8]/[$'Таблица 1'.D18])" office:value-type="float" office:value="0.749391656788677" calcext:value-type="float">
            <text:p>0,749392</text:p>
          </table:table-cell>
          <table:table-cell table:style-name="ce9" table:formula="of:=([$'Таблица 1'.F8]-['Таблица 1'.F18])" office:value-type="float" office:value="0.000201573233735326" calcext:value-type="float">
            <text:p>0,000202</text:p>
          </table:table-cell>
          <table:table-cell table:style-name="ce9" table:formula="of:=[.B8]/[.C8]" office:value-type="float" office:value="3717.71411760283" calcext:value-type="float">
            <text:p>3717,714118</text:p>
          </table:table-cell>
          <table:table-cell table:style-name="ce9" table:formula="of:=[.D8]-[.$B$14]" office:value-type="float" office:value="23.5104632044627" calcext:value-type="float">
            <text:p>23,510463</text:p>
          </table:table-cell>
          <table:table-cell table:style-name="ce9" table:formula="of:=POWER([.E8];2)" office:value-type="float" office:value="552.741880088393" calcext:value-type="float">
            <text:p>552,7418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-18</text:p>
          </table:table-cell>
          <table:table-cell table:style-name="ce9" table:formula="of:=LN([$'Таблица 1'.D9]/[$'Таблица 1'.D19])" office:value-type="float" office:value="0.756846423427521" calcext:value-type="float">
            <text:p>0,756846</text:p>
          </table:table-cell>
          <table:table-cell table:style-name="ce9" table:formula="of:=([$'Таблица 1'.F9]-['Таблица 1'.F19])" office:value-type="float" office:value="0.000199036419908031" calcext:value-type="float">
            <text:p>0,000199</text:p>
          </table:table-cell>
          <table:table-cell table:style-name="ce9" table:formula="of:=[.B9]/[.C9]" office:value-type="float" office:value="3802.5524362689" calcext:value-type="float">
            <text:p>3802,552436</text:p>
          </table:table-cell>
          <table:table-cell table:style-name="ce9" table:formula="of:=[.D9]-[.$B$14]" office:value-type="float" office:value="108.348781870533" calcext:value-type="float">
            <text:p>108,348782</text:p>
          </table:table-cell>
          <table:table-cell table:style-name="ce9" table:formula="of:=POWER([.E9];2)" office:value-type="float" office:value="11739.4585328282" calcext:value-type="float">
            <text:p>11739,4585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-19</text:p>
          </table:table-cell>
          <table:table-cell table:style-name="ce9" table:formula="of:=LN([$'Таблица 1'.D10]/[$'Таблица 1'.D20])" office:value-type="float" office:value="0.756413479489695" calcext:value-type="float">
            <text:p>0,756413</text:p>
          </table:table-cell>
          <table:table-cell table:style-name="ce9" table:formula="of:=([$'Таблица 1'.F10]-['Таблица 1'.F20])" office:value-type="float" office:value="0.0001965472109226" calcext:value-type="float">
            <text:p>0,000197</text:p>
          </table:table-cell>
          <table:table-cell table:style-name="ce9" table:formula="of:=[.B10]/[.C10]" office:value-type="float" office:value="3848.50782638462" calcext:value-type="float">
            <text:p>3848,507826</text:p>
          </table:table-cell>
          <table:table-cell table:style-name="ce9" table:formula="of:=[.D10]-[.$B$14]" office:value-type="float" office:value="154.304171986256" calcext:value-type="float">
            <text:p>154,304172</text:p>
          </table:table-cell>
          <table:table-cell table:style-name="ce9" table:formula="of:=POWER([.E10];2)" office:value-type="float" office:value="23809.7774923642" calcext:value-type="float">
            <text:p>23809,7774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-20</text:p>
          </table:table-cell>
          <table:table-cell table:style-name="ce9" table:formula="of:=LN([$'Таблица 1'.D11]/[$'Таблица 1'.D21])" office:value-type="float" office:value="0.739978480244044" calcext:value-type="float">
            <text:p>0,739978</text:p>
          </table:table-cell>
          <table:table-cell table:style-name="ce9" table:formula="of:=([$'Таблица 1'.F11]-['Таблица 1'.F21])" office:value-type="float" office:value="0.000194104422695961" calcext:value-type="float">
            <text:p>0,000194</text:p>
          </table:table-cell>
          <table:table-cell table:style-name="ce9" table:formula="of:=[.B11]/[.C11]" office:value-type="float" office:value="3812.27006559827" calcext:value-type="float">
            <text:p>3812,270066</text:p>
          </table:table-cell>
          <table:table-cell table:style-name="ce9" table:formula="of:=[.D11]-[.$B$14]" office:value-type="float" office:value="118.066411199904" calcext:value-type="float">
            <text:p>118,066411</text:p>
          </table:table-cell>
          <table:table-cell table:style-name="ce9" table:formula="of:=POWER([.E11];2)" office:value-type="float" office:value="13939.6774536249" calcext:value-type="float">
            <text:p>13939,677454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&lt;γ&gt;, K</text:p>
          </table:table-cell>
          <table:table-cell table:formula="of:=SUM([.D2:.D11])/COUNT([.D2:.D11])" office:value-type="float" office:value="3694.20365439836" calcext:value-type="float">
            <text:p>3694,2036543983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Δγ, K</text:p>
          </table:table-cell>
          <table:table-cell table:formula="of:=SQRT(SUM([.F2:.F11])/(COUNT([.F2:.F11]) * (COUNT([.F2:.F11])-1)))" office:value-type="float" office:value="50.6505432777459" calcext:value-type="float">
            <text:p>50,6505432777459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k</text:p>
          </table:table-cell>
          <table:table-cell table:formula="of:=1.38 * POWER(10; -23)" office:value-type="float" office:value="1.38E-023" calcext:value-type="float">
            <text:p>1,38E-23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Eg</text:p>
          </table:table-cell>
          <table:table-cell table:formula="of:= 2 *[.B14] *[.B16]" office:value-type="float" office:value="1.01960020861395E-019" calcext:value-type="float">
            <text:p>1,01960020861395E-19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Δ Eg</text:p>
          </table:table-cell>
          <table:table-cell table:formula="of:=([.B15]/[.B14])*[.B17]" office:value-type="float" office:value="1.39795499446579E-021" calcext:value-type="float">
            <text:p>1,39795499446579E-21</text:p>
          </table:table-cell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Табличное значение:</text:p>
          </table:table-cell>
          <table:table-cell table:style-name="ce11" office:value-type="float" office:value="1.1535676776E-019" calcext:value-type="float">
            <text:p>1,15E-19</text:p>
          </table:table-cell>
          <table:table-cell table:style-name="ce11" office:value-type="float" office:value="1.7944386096E-019" calcext:value-type="float">
            <text:p>1,79E-19</text:p>
          </table:table-cell>
          <table:table-cell table:style-name="ce10"/>
          <table:table-cell table:number-columns-repeated="1020"/>
        </table:table-row>
        <table:table-row table:style-name="ro1">
          <table:table-cell office:value-type="string" calcext:value-type="string">
            <text:p>Вычисленное — табличное</text:p>
          </table:table-cell>
          <table:table-cell table:formula="of:=[.B20]-[.B17]" office:value-type="float" office:value="1.33967468986051E-020" calcext:value-type="float">
            <text:p>1,33967468986051E-20</text:p>
          </table:table-cell>
          <table:table-cell table:formula="of:=[.C20]-[.B17]" office:value-type="float" office:value="7.74838400986052E-020" calcext:value-type="float">
            <text:p>7,74838400986052E-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Разница больше погрешности?</text:p>
          </table:table-cell>
          <table:table-cell table:style-name="ce10" table:formula="of:=[.B21]&gt;[.B18]" office:value-type="boolean" office:boolean-value="true" calcext:value-type="boolean">
            <text:p>ИСТИНА</text:p>
          </table:table-cell>
          <table:table-cell table:style-name="ce10" table:formula="of:=[.C21]&gt;[.B18]" office:value-type="boolean" office:boolean-value="true" calcext:value-type="boolean">
            <text:p>ИСТИНА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5" number:min-decimal-places="5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4" number:min-decimal-places="4" number:min-integer-digits="0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4:27:31.908232495</meta:creation-date>
    <meta:generator>LibreOffice/7.3.7.2$Linux_X86_64 LibreOffice_project/30$Build-2</meta:generator>
    <dc:date>2024-03-18T17:58:30.681456379</dc:date>
    <meta:editing-duration>PT8H30M43S</meta:editing-duration>
    <meta:editing-cycles>17</meta:editing-cycles>
    <meta:document-statistic meta:table-count="3" meta:cell-count="480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1cm" svg:y="0.316cm" chart:style-name="ch2">
          <text:p>LnRs = lnRs(1/T)</text:p>
        </chart:title>
        <chart:plot-area chart:style-name="ch3" table:cell-range-address="'Таблица 1'.F2:'Таблица 1'.G21" svg:x="1.422cm" svg:y="1.319cm" svg:width="14.348cm" svg:height="6.563cm">
          <chart:coordinate-region svg:x="2.149cm" svg:y="1.518cm" svg:width="13.012cm" svg:height="5.717cm"/>
          <chart:axis chart:dimension="x" chart:name="primary-x" chart:style-name="ch4">
            <chart:title svg:x="8.314cm" svg:y="8.062cm" chart:style-name="ch5">
              <text:p>1/T</text:p>
            </chart:title>
          </chart:axis>
          <chart:axis chart:dimension="y" chart:name="primary-y" chart:style-name="ch6">
            <chart:title svg:x="0.542cm" svg:y="5.319cm" chart:style-name="ch7">
              <text:p>lnRs(1/T)</text:p>
            </chart:title>
            <chart:grid chart:style-name="ch8" chart:class="major"/>
          </chart:axis>
          <chart:series chart:style-name="ch9" chart:values-cell-range-address="'Таблица 1'.G2:'Таблица 1'.G21" chart:class="chart:scatter">
            <chart:domain table:cell-range-address="'Таблица 1'.F2:'Таблица 1'.F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41122292341805">
                <text:p>0.00341122292341805</text:p>
                <draw:g>
                  <svg:desc>'Таблица 1'.F2:'Таблица 1'.F21</svg:desc>
                </draw:g>
              </table:table-cell>
              <table:table-cell office:value-type="float" office:value="8.579980179515">
                <text:p>8.579980179515</text:p>
                <draw:g>
                  <svg:desc>'Таблица 1'.G2:'Таблица 1'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38810774182619">
                <text:p>0.00338810774182619</text:p>
              </table:table-cell>
              <table:table-cell office:value-type="float" office:value="8.5354259596773">
                <text:p>8.5354259596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36530371866061">
                <text:p>0.00336530371866061</text:p>
              </table:table-cell>
              <table:table-cell office:value-type="float" office:value="8.45680604140114">
                <text:p>8.45680604140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34280461307037">
                <text:p>0.00334280461307037</text:p>
              </table:table-cell>
              <table:table-cell office:value-type="float" office:value="8.39412119382624">
                <text:p>8.39412119382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206043499917">
                <text:p>0.0033206043499917</text:p>
              </table:table-cell>
              <table:table-cell office:value-type="float" office:value="8.31752199628717">
                <text:p>8.31752199628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2986970146792">
                <text:p>0.0032986970146792</text:p>
              </table:table-cell>
              <table:table-cell office:value-type="float" office:value="8.23244015847034">
                <text:p>8.23244015847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27707684745207">
                <text:p>0.00327707684745207</text:p>
              </table:table-cell>
              <table:table-cell office:value-type="float" office:value="8.15306194680105">
                <text:p>8.15306194680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25573823864561">
                <text:p>0.00325573823864561</text:p>
              </table:table-cell>
              <table:table-cell office:value-type="float" office:value="8.06337782236703">
                <text:p>8.06337782236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23467572375869">
                <text:p>0.00323467572375869</text:p>
              </table:table-cell>
              <table:table-cell office:value-type="float" office:value="8.0013550258267">
                <text:p>8.0013550258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21388397878837">
                <text:p>0.00321388397878837</text:p>
              </table:table-cell>
              <table:table-cell office:value-type="float" office:value="7.9208096792886">
                <text:p>7.92080967928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19335781574325">
                <text:p>0.00319335781574325</text:p>
              </table:table-cell>
              <table:table-cell office:value-type="float" office:value="7.85205020726589">
                <text:p>7.852050207265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17309217832778">
                <text:p>0.00317309217832778</text:p>
              </table:table-cell>
              <table:table-cell office:value-type="float" office:value="7.76768727718691">
                <text:p>7.76768727718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15308213778969">
                <text:p>0.00315308213778969</text:p>
              </table:table-cell>
              <table:table-cell office:value-type="float" office:value="7.69712131728263">
                <text:p>7.697121317282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1333228889237">
                <text:p>0.0031333228889237</text:p>
              </table:table-cell>
              <table:table-cell office:value-type="float" office:value="7.6246189861594">
                <text:p>7.6246189861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11380974622451">
                <text:p>0.00311380974622451</text:p>
              </table:table-cell>
              <table:table-cell office:value-type="float" office:value="7.54327334670545">
                <text:p>7.54327334670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09453814018258">
                <text:p>0.00309453814018258</text:p>
              </table:table-cell>
              <table:table-cell office:value-type="float" office:value="7.44600149832412">
                <text:p>7.446001498324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07550361371675">
                <text:p>0.00307550361371675</text:p>
              </table:table-cell>
              <table:table-cell office:value-type="float" office:value="7.40367029001237">
                <text:p>7.40367029001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05670181873758">
                <text:p>0.00305670181873758</text:p>
              </table:table-cell>
              <table:table-cell office:value-type="float" office:value="7.30653139893951">
                <text:p>7.30653139893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7.24494154633701">
                <text:p>7.24494154633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01977955609241">
                <text:p>0.00301977955609241</text:p>
              </table:table-cell>
              <table:table-cell office:value-type="float" office:value="7.18083119904456">
                <text:p>7.180831199044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39cm" svg:y="0.316cm" chart:style-name="ch2">
          <text:p>Rm = Rm(t)</text:p>
        </chart:title>
        <chart:plot-area chart:style-name="ch3" table:cell-range-address="'Таблица 1'.B2:'Таблица 1'.C19" svg:x="1.331cm" svg:y="1.275cm" svg:width="14.349cm" svg:height="6.564cm">
          <chart:coordinate-region svg:x="3.171cm" svg:y="1.474cm" svg:width="12.323cm" svg:height="5.718cm"/>
          <chart:axis chart:dimension="x" chart:name="primary-x" chart:style-name="ch4">
            <chart:title svg:x="8.408cm" svg:y="8.019cm" chart:style-name="ch5">
              <text:p>t</text:p>
            </chart:title>
          </chart:axis>
          <chart:axis chart:dimension="y" chart:name="primary-y" chart:style-name="ch6">
            <chart:title svg:x="0.451cm" svg:y="5.011cm" chart:style-name="ch7">
              <text:p>Rm(t)</text:p>
            </chart:title>
            <chart:grid chart:style-name="ch8" chart:class="major"/>
          </chart:axis>
          <chart:series chart:style-name="ch9" chart:values-cell-range-address="'Таблица 1'.C2:'Таблица 1'.C19" chart:class="chart:scatter">
            <chart:domain table:cell-range-address="'Таблица 1'.B2:'Таблица 1'.B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Таблица 1'.B2:'Таблица 1'.B19</svg:desc>
                </draw:g>
              </table:table-cell>
              <table:table-cell office:value-type="float" office:value="1101">
                <text:p>1101</text:p>
                <draw:g>
                  <svg:desc>'Таблица 1'.C2:'Таблица 1'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1498">
                <text:p>14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